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Lohit Hindi1" svg:font-family="'Lohit Hindi'"/>
    <style:font-face style:name="OpenSymbol" svg:font-family="OpenSymbol"/>
    <style:font-face style:name="arial" svg:font-family="arial, sans-serif"/>
    <style:font-face style:name="Ubuntu" svg:font-family="Ubuntu"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fo:text-align="start" style:justify-single-word="false"/>
      <style:text-properties fo:language="pt" fo:country="BR"/>
    </style:style>
    <style:style style:name="P3" style:family="paragraph" style:parent-style-name="Standard">
      <style:paragraph-properties fo:text-align="start" style:justify-single-word="false"/>
      <style:text-properties fo:language="pt" fo:country="BR" fo:font-weight="bold" style:font-weight-asian="bold" style:font-weight-complex="bold"/>
    </style:style>
    <style:style style:name="P4" style:family="paragraph" style:parent-style-name="Standard">
      <style:paragraph-properties fo:text-align="center" style:justify-single-word="false"/>
      <style:text-properties fo:language="pt" fo:country="BR" fo:font-weight="bold" style:font-weight-asian="bold" style:font-weight-complex="bold"/>
    </style:style>
    <style:style style:name="P5" style:family="paragraph" style:parent-style-name="Standard">
      <style:paragraph-properties fo:text-align="start" style:justify-single-word="false"/>
      <style:text-properties fo:language="pt" fo:country="BR" fo:font-style="italic" style:font-style-asian="italic" style:font-style-complex="italic"/>
    </style:style>
    <style:style style:name="P6" style:family="paragraph" style:parent-style-name="Standard">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language="pt" fo:country="BR"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language="pt" fo:country="BR" fo:font-weight="normal" style:font-weight-asian="normal" style:font-weight-complex="normal"/>
    </style:style>
    <style:style style:name="P9" style:family="paragraph" style:parent-style-name="Standard">
      <style:paragraph-properties fo:text-align="center" style:justify-single-word="false"/>
      <style:text-properties fo:language="pt" fo:country="BR"/>
    </style:style>
    <style:style style:name="P10" style:family="paragraph" style:parent-style-name="Standard">
      <style:text-properties fo:language="pt" fo:country="BR" fo:background-color="#ffff00"/>
    </style:style>
    <style:style style:name="P11" style:family="paragraph" style:parent-style-name="Standard">
      <style:paragraph-properties fo:text-align="start" style:justify-single-word="false"/>
      <style:text-properties fo:font-size="14pt" fo:language="pt" fo:country="BR" style:font-size-asian="14pt" style:font-size-complex="14pt"/>
    </style:style>
    <style:style style:name="P12" style:family="paragraph" style:parent-style-name="Standard">
      <style:paragraph-properties fo:text-align="center" style:justify-single-word="false"/>
      <style:text-properties fo:font-size="14pt" fo:language="pt" fo:country="BR" style:font-size-asian="14pt" style:font-size-complex="14pt"/>
    </style:style>
    <style:style style:name="P13" style:family="paragraph" style:parent-style-name="Standard">
      <style:paragraph-properties fo:text-align="center" style:justify-single-word="false"/>
      <style:text-properties fo:font-size="14pt" fo:language="pt" fo:country="BR"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2pt" fo:language="pt" fo:country="BR" style:font-size-asian="10.5pt" style:font-size-complex="12pt"/>
    </style:style>
    <style:style style:name="P15" style:family="paragraph" style:parent-style-name="Standard">
      <style:paragraph-properties fo:text-align="end" style:justify-single-word="false"/>
      <style:text-properties fo:font-size="26pt" fo:language="pt" fo:country="BR" style:font-size-asian="26pt" style:font-size-complex="26pt"/>
    </style:style>
    <style:style style:name="P16" style:family="paragraph" style:parent-style-name="Standard">
      <style:paragraph-properties fo:text-align="center" style:justify-single-word="false"/>
      <style:text-properties fo:font-size="26pt" fo:language="pt" fo:country="BR" fo:font-style="italic" style:font-size-asian="26pt" style:font-style-asian="italic" style:font-size-complex="26pt" style:font-style-complex="italic"/>
    </style:style>
    <style:style style:name="P17" style:family="paragraph" style:parent-style-name="Standard">
      <style:paragraph-properties fo:text-align="center" style:justify-single-word="false"/>
      <style:text-properties fo:font-size="26pt" fo:language="pt" fo:country="BR" fo:font-weight="bold" style:font-size-asian="26pt" style:font-weight-asian="bold" style:font-size-complex="26pt" style:font-weight-complex="bold"/>
    </style:style>
    <style:style style:name="P18" style:family="paragraph" style:parent-style-name="Standard">
      <style:paragraph-properties fo:text-align="center" style:justify-single-word="false"/>
      <style:text-properties style:font-name="Arial" fo:font-size="32pt" fo:language="pt" fo:country="BR" fo:font-style="italic" style:text-underline-style="solid" style:text-underline-width="auto" style:text-underline-color="font-color" style:font-size-asian="32pt" style:font-style-asian="italic" style:font-size-complex="32pt" style:font-style-complex="italic"/>
    </style:style>
    <style:style style:name="P19" style:family="paragraph" style:parent-style-name="Standard">
      <style:paragraph-properties fo:text-align="start" style:justify-single-word="false"/>
      <style:text-properties style:font-name="Arial" fo:font-size="20pt" fo:language="pt" fo:country="BR" style:text-underline-style="none" style:font-size-asian="17.5pt" style:font-size-complex="20pt"/>
    </style:style>
    <style:style style:name="P20" style:family="paragraph" style:parent-style-name="Standard">
      <style:paragraph-properties fo:text-align="start" style:justify-single-word="false"/>
      <style:text-properties style:text-position="0% 100%" fo:language="pt" fo:country="BR"/>
    </style:style>
    <style:style style:name="P21" style:family="paragraph" style:parent-style-name="Standard">
      <style:paragraph-properties fo:text-align="start" style:justify-single-word="false"/>
      <style:text-properties fo:font-variant="normal" fo:text-transform="none" fo:color="#222222" style:font-name="arial" fo:font-size="9pt" fo:letter-spacing="normal" fo:language="pt" fo:country="BR" fo:font-style="normal" style:text-underline-style="none" fo:font-weight="normal" style:font-size-asian="17.5pt" style:font-size-complex="20pt"/>
    </style:style>
    <style:style style:name="P22" style:family="paragraph" style:parent-style-name="Standard">
      <style:paragraph-properties fo:break-before="page"/>
      <style:text-properties fo:language="pt" fo:country="BR"/>
    </style:style>
    <style:style style:name="P23" style:family="paragraph" style:parent-style-name="Text_20_body">
      <style:text-properties fo:font-variant="normal" fo:text-transform="none" fo:color="#000000" style:text-line-through-style="none" style:font-name="Arial2" fo:font-size="9.75pt" fo:language="pt" fo:country="BR" fo:font-style="normal" style:text-underline-style="none" fo:font-weight="normal" style:text-blinking="false" fo:background-color="transparent"/>
    </style:style>
    <style:style style:name="P24" style:family="paragraph" style:parent-style-name="Text_20_body">
      <style:paragraph-properties fo:margin-top="0in" fo:margin-bottom="0in" fo:line-height="138%" style:writing-mode="lr-tb"/>
      <style:text-properties fo:font-variant="normal" fo:text-transform="none" fo:color="#000000" style:text-line-through-style="none" style:font-name="Arial2" fo:font-size="9.75pt" fo:language="pt" fo:country="BR" fo:font-style="normal" style:text-underline-style="none" fo:font-weight="normal" style:text-blinking="false" fo:background-color="transparent"/>
    </style:style>
    <style:style style:name="P25" style:family="paragraph" style:parent-style-name="Table_20_Contents">
      <style:paragraph-properties fo:margin-top="0in" fo:margin-bottom="0in" fo:line-height="138%" style:writing-mode="lr-tb"/>
      <style:text-properties fo:font-variant="normal" fo:text-transform="none" fo:color="#000000" style:text-line-through-style="none" style:font-name="Arial2" fo:font-size="9.75pt" fo:language="pt" fo:country="BR" fo:font-style="normal" style:text-underline-style="none" fo:font-weight="normal" style:text-blinking="false" fo:background-color="transparent"/>
    </style:style>
    <style:style style:name="P26" style:family="paragraph" style:parent-style-name="Table_20_Contents">
      <style:paragraph-properties fo:margin-top="0in" fo:margin-bottom="0in" fo:line-height="138%" fo:text-align="end" style:justify-single-word="false" style:writing-mode="lr-tb"/>
      <style:text-properties fo:font-variant="normal" fo:text-transform="none" fo:color="#000000" style:text-line-through-style="none" style:font-name="Arial2" fo:font-size="9.75pt" fo:language="pt" fo:country="BR" fo:font-style="normal" style:text-underline-style="none" fo:font-weight="normal" style:text-blinking="false" fo:background-color="transparent"/>
    </style:style>
    <style:style style:name="P27" style:family="paragraph" style:parent-style-name="Table_20_Contents">
      <style:paragraph-properties fo:margin-top="0in" fo:margin-bottom="0in" fo:line-height="138%" style:writing-mode="lr-tb"/>
      <style:text-properties fo:font-variant="normal" fo:text-transform="none" fo:color="#000000" style:text-line-through-style="none" style:font-name="Arial2" fo:font-size="7.5pt" fo:language="pt" fo:country="BR" fo:font-style="normal" style:text-underline-style="none" fo:font-weight="normal" style:text-blinking="false" fo:background-color="transparent"/>
    </style:style>
    <style:style style:name="P28" style:family="paragraph" style:parent-style-name="Table_20_Contents">
      <style:paragraph-properties fo:margin-top="0in" fo:margin-bottom="0in" fo:line-height="120%" style:writing-mode="lr-tb"/>
      <style:text-properties fo:font-variant="normal" fo:text-transform="none" fo:color="#000000" style:text-line-through-style="none" style:font-name="Arial2" fo:font-size="7.5pt" fo:language="pt" fo:country="BR" fo:font-style="normal" style:text-underline-style="none" fo:font-weight="normal" style:text-blinking="false" fo:background-color="transparent"/>
    </style:style>
    <style:style style:name="P29" style:family="paragraph" style:parent-style-name="Table_20_Contents">
      <style:text-properties fo:language="pt" fo:country="BR"/>
    </style:style>
    <style:style style:name="P30" style:family="paragraph" style:parent-style-name="Table_20_Contents">
      <style:paragraph-properties fo:text-align="end" style:justify-single-word="false"/>
      <style:text-properties fo:language="pt" fo:country="BR"/>
    </style:style>
    <style:style style:name="P31" style:family="paragraph" style:parent-style-name="Figura">
      <style:text-properties fo:language="pt" fo:country="BR"/>
    </style:style>
    <style:style style:name="P32" style:family="paragraph" style:parent-style-name="Table_20_index_20_1">
      <style:text-properties fo:language="pt" fo:country="BR"/>
    </style:style>
    <style:style style:name="P33" style:family="paragraph" style:parent-style-name="Table_20_index_20_1">
      <style:paragraph-properties>
        <style:tab-stops>
          <style:tab-stop style:position="6.9252in" style:type="right" style:leader-style="dotted" style:leader-text="."/>
        </style:tab-stops>
      </style:paragraph-properties>
      <style:text-properties fo:language="pt" fo:country="BR"/>
    </style:style>
    <style:style style:name="P34" style:family="paragraph" style:parent-style-name="Tabela">
      <style:text-properties fo:language="pt" fo:country="BR"/>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Contents_20_3">
      <style:paragraph-properties>
        <style:tab-stops>
          <style:tab-stop style:position="6.9252in" style:type="right" style:leader-style="dotted" style:leader-text="."/>
        </style:tab-stops>
      </style:paragraph-properties>
    </style:style>
    <style:style style:name="P38" style:family="paragraph" style:parent-style-name="Contents_20_4">
      <style:paragraph-properties>
        <style:tab-stops>
          <style:tab-stop style:position="6.3354in" style:type="right" style:leader-style="dotted" style:leader-text="."/>
        </style:tab-stops>
      </style:paragraph-properties>
    </style:style>
    <style:style style:name="P39" style:family="paragraph" style:parent-style-name="Standard">
      <style:paragraph-properties fo:margin-left="0in" fo:margin-right="0in" fo:text-indent="0in" style:auto-text-indent="false"/>
      <style:text-properties fo:font-variant="normal" fo:text-transform="none" fo:color="#222222" style:font-name="arial" fo:font-size="9pt" fo:letter-spacing="normal" fo:language="pt" fo:country="BR" fo:font-style="normal" fo:font-weight="normal"/>
    </style:style>
    <style:style style:name="P40" style:family="paragraph" style:parent-style-name="Standard">
      <style:paragraph-properties fo:margin-left="0in" fo:margin-right="0in" fo:text-indent="0in" style:auto-text-indent="false"/>
      <style:text-properties fo:font-variant="normal" fo:text-transform="none" fo:color="#222222" fo:letter-spacing="normal" fo:language="pt" fo:country="BR"/>
    </style:style>
    <style:style style:name="P41" style:family="paragraph" style:parent-style-name="Text_20_body">
      <style:paragraph-properties fo:margin-left="0.4445in" fo:margin-right="0in" fo:text-indent="-0.4445in" style:auto-text-indent="false"/>
      <style:text-properties style:font-name="Times New Roman" fo:font-size="12pt"/>
    </style:style>
    <style:style style:name="P42" style:family="paragraph" style:parent-style-name="Illustration_20_Index_20_1">
      <style:paragraph-properties>
        <style:tab-stops>
          <style:tab-stop style:position="6.9252in" style:type="right" style:leader-style="dotted" style:leader-text="."/>
        </style:tab-stops>
      </style:paragraph-properties>
      <style:text-properties fo:language="pt" fo:country="BR"/>
    </style:style>
    <style:style style:name="P43" style:family="paragraph" style:parent-style-name="User_20_Index_20_1">
      <style:paragraph-properties>
        <style:tab-stops>
          <style:tab-stop style:position="6.9252in" style:type="right" style:leader-style="dotted" style:leader-text="."/>
        </style:tab-stops>
      </style:paragraph-properties>
    </style:style>
    <style:style style:name="P44" style:family="paragraph" style:parent-style-name="Illustration">
      <style:text-properties fo:language="pt" fo:country="BR"/>
    </style:style>
    <style:style style:name="P45" style:family="paragraph" style:parent-style-name="Standard" style:list-style-name="L1">
      <style:text-properties fo:language="pt" fo:country="BR"/>
    </style:style>
    <style:style style:name="P46" style:family="paragraph" style:parent-style-name="Standard" style:list-style-name="L2">
      <style:paragraph-properties fo:text-align="start" style:justify-single-word="false"/>
      <style:text-properties fo:language="pt" fo:country="BR" fo:font-style="italic" style:font-style-asian="italic" style:font-style-complex="italic"/>
    </style:style>
    <style:style style:name="P47" style:family="paragraph" style:parent-style-name="Standard" style:list-style-name="L5">
      <style:paragraph-properties fo:text-align="start" style:justify-single-word="false"/>
      <style:text-properties fo:language="pt" fo:country="BR" fo:font-style="italic" style:font-style-asian="italic" style:font-style-complex="italic"/>
    </style:style>
    <style:style style:name="P48" style:family="paragraph" style:parent-style-name="Standard" style:list-style-name="L8">
      <style:paragraph-properties fo:text-align="start" style:justify-single-word="false"/>
      <style:text-properties fo:language="pt" fo:country="BR" fo:font-style="italic" style:font-style-asian="italic" style:font-style-complex="italic"/>
    </style:style>
    <style:style style:name="P49" style:family="paragraph" style:parent-style-name="Standard" style:list-style-name="L10">
      <style:paragraph-properties fo:text-align="start" style:justify-single-word="false"/>
      <style:text-properties fo:language="pt" fo:country="BR" fo:font-style="italic" style:font-style-asian="italic" style:font-style-complex="italic"/>
    </style:style>
    <style:style style:name="P50" style:family="paragraph" style:parent-style-name="Standard" style:list-style-name="L3">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1" style:family="paragraph" style:parent-style-name="Standard" style:list-style-name="L4">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2" style:family="paragraph" style:parent-style-name="Standard" style:list-style-name="L5">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3" style:family="paragraph" style:parent-style-name="Standard" style:list-style-name="L6">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4" style:family="paragraph" style:parent-style-name="Standard" style:list-style-name="L7">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5" style:family="paragraph" style:parent-style-name="Standard" style:list-style-name="L8">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6" style:family="paragraph" style:parent-style-name="Standard" style:list-style-name="L9">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language="pt" fo:country="BR"/>
    </style:style>
    <style:style style:name="P58" style:family="paragraph" style:parent-style-name="Standard" style:list-style-name="L11">
      <style:paragraph-properties fo:text-align="start" style:justify-single-word="false"/>
      <style:text-properties fo:language="pt" fo:country="BR"/>
    </style:style>
    <style:style style:name="P59" style:family="paragraph" style:parent-style-name="Standard" style:list-style-name="L12">
      <style:paragraph-properties fo:text-align="start" style:justify-single-word="false"/>
      <style:text-properties fo:language="pt" fo:country="BR"/>
    </style:style>
    <style:style style:name="P60" style:family="paragraph" style:parent-style-name="Standard">
      <style:paragraph-properties fo:text-align="start" style:justify-single-word="false"/>
      <style:text-properties style:font-name="Times New Roman" fo:font-size="12pt" fo:language="pt" fo:country="BR"/>
    </style:style>
    <style:style style:name="P61" style:family="paragraph" style:parent-style-name="Standard" style:master-page-name="Standard">
      <style:paragraph-properties fo:text-align="start" style:justify-single-word="false" style:page-number="auto"/>
      <style:text-properties fo:language="pt" fo:country="BR"/>
    </style:style>
    <style:style style:name="P62" style:family="paragraph" style:parent-style-name="Standard" style:master-page-name="Standard">
      <style:paragraph-properties fo:text-align="center" style:justify-single-word="false" style:page-number="auto"/>
      <style:text-properties fo:language="pt" fo:country="BR"/>
    </style:style>
    <style:style style:name="P63" style:family="paragraph" style:parent-style-name="Text_20_body">
      <style:paragraph-properties fo:margin-left="0in" fo:margin-right="0in" fo:text-indent="0in" style:auto-text-indent="false"/>
      <style:text-properties style:font-name="Times New Roman" fo:font-size="12pt" fo:language="pt" fo:country="BR"/>
    </style:style>
    <style:style style:name="P64" style:family="paragraph" style:parent-style-name="Tabela" style:master-page-name="two_20_columns">
      <style:paragraph-properties style:page-number="auto"/>
      <style:text-properties fo:language="pt" fo:country="BR"/>
    </style:style>
    <style:style style:name="P65" style:family="paragraph" style:parent-style-name="Heading_20_1">
      <style:text-properties fo:language="pt" fo:country="BR"/>
    </style:style>
    <style:style style:name="P66" style:family="paragraph" style:parent-style-name="Heading_20_1" style:master-page-name="Standard">
      <style:paragraph-properties style:page-number="auto"/>
    </style:style>
    <style:style style:name="P67" style:family="paragraph" style:parent-style-name="Heading_20_1" style:master-page-name="First_20_Page">
      <style:paragraph-properties style:page-number="auto"/>
      <style:text-properties fo:language="pt" fo:country="BR"/>
    </style:style>
    <style:style style:name="P68" style:family="paragraph" style:parent-style-name="Heading_20_3">
      <style:text-properties fo:language="pt" fo:country="BR"/>
    </style:style>
    <style:style style:name="P69" style:family="paragraph" style:parent-style-name="Heading_20_3">
      <style:text-properties fo:language="pt" fo:country="BR" fo:font-weight="bold" style:font-weight-asian="bold" style:font-weight-complex="bold"/>
    </style:style>
    <style:style style:name="P70" style:family="paragraph" style:parent-style-name="Heading_20_3">
      <style:paragraph-properties fo:break-before="page"/>
      <style:text-properties fo:language="pt" fo:country="BR"/>
    </style:style>
    <style:style style:name="P71" style:family="paragraph" style:parent-style-name="Heading_20_4">
      <style:text-properties fo:language="pt" fo:country="BR"/>
    </style:style>
    <style:style style:name="P72" style:family="paragraph" style:parent-style-name="Heading_20_2">
      <style:text-properties fo:language="pt" fo:country="BR"/>
    </style:style>
    <style:style style:name="P7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style:style>
    <style:style style:name="T4" style:family="text">
      <style:text-properties style:text-position="sub 58%" fo:font-size="14pt" style:font-size-asian="14pt" style:font-size-complex="14pt"/>
    </style:style>
    <style:style style:name="T5" style:family="text">
      <style:text-properties fo:font-size="12pt" style:font-size-asian="10.5pt" style:font-size-complex="12pt"/>
    </style:style>
    <style:style style:name="T6" style:family="text">
      <style:text-properties fo:font-size="14pt" style:font-size-asian="14pt" style:font-size-complex="14pt"/>
    </style:style>
    <style:style style:name="T7" style:family="text">
      <style:text-properties style:text-position="0% 100%"/>
    </style:style>
    <style:style style:name="T8" style:family="text">
      <style:text-properties style:text-position="0% 100%" fo:font-weight="bold" style:font-weight-asian="bold" style:font-weight-complex="bold"/>
    </style:style>
    <style:style style:name="T9" style:family="text">
      <style:text-properties fo:font-style="italic"/>
    </style:style>
    <style:style style:name="T10" style:family="text">
      <style:text-properties style:text-underline-style="none"/>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arial" fo:font-size="9pt" fo:font-style="normal" fo:font-weight="normal"/>
    </style:style>
    <style:style style:name="T13" style:family="text">
      <style:text-properties fo:language="pt" fo:country="BR"/>
    </style:style>
    <style:style style:name="T14" style:family="text">
      <style:text-properties fo:background-color="#ffff00"/>
    </style:style>
    <style:style style:name="T15" style:family="text">
      <style:text-properties style:use-window-font-color="true" style:text-outline="false" style:text-line-through-styl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h text:style-name="P67" text:outline-level="1">Computação Evolutiva</text:h>
      <text:p text:style-name="P1"/>
      <text:p text:style-name="P1">Computação evolutiva é um termo amplo para designar uma série de técnicas </text:p>
      <text:p text:style-name="P1">computacionais baseadas nos princípios do conceito biológico de evolução como seleção natural e herança genética. Essa abordagem vem sendo amplamente utilizada numa ampla gama de problemas, com aplicações variando desde soluções na indústria e comércio até inovações científicas de ponta.</text:p>
      <text:p text:style-name="P1">A ideia principal por trás dessas técnicas é que: Dada uma população de indivíduos, o ambiente pressiona a população a sofrer uma seleção natural (sobrevivência do mais apto) que aumenta a aptidão média da população para o ambiente em questão<text:reference-mark-start text:name="ADDIN CSL_CITATION {&quot;mendeley&quot;: {&quot;plainTextFormattedCitation&quot;: &quot;[1]&quot;, &quot;previously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YwlbYp6xZn"/><text:span text:style-name="T7">[1]</text:span><text:reference-mark-end text:name="ADDIN CSL_CITATION {&quot;mendeley&quot;: {&quot;plainTextFormattedCitation&quot;: &quot;[1]&quot;, &quot;previously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YwlbYp6xZn"/>⁠. </text:p>
      <text:p text:style-name="P1">A partir dessa abstração é possível aplicar a ideia de seleção natural à solução de uma série de problemas, sendo capazes de modelar as possíveis soluções de um problema como patrimônio genético de uma população e classificá-las segundo alguma métrica de preferência (aptidão) é possível emular os princípios de seleção biológica para encontrar as melhores soluções. Naturalmente essa lógica se encaixa diretamente à utilização de computação evolutiva para solução de problemas de otimização.</text:p>
      <text:p text:style-name="P1"/>
      <text:p text:style-name="P1"/>
      <text:h text:style-name="P72" text:outline-level="2">Algorítimo Evolutivo Genérico</text:h>
      <text:p text:style-name="P1"/>
      <text:p text:style-name="P1">Para ser capaz de implementar a lógica de seleção natural em um algoritmo é necessário definir alguns componentes utilizados na implementação de algorítimos evolutivos<text:reference-mark-start text:name="ADDIN CSL_CITATION {&quot;mendeley&quot;: {&quot;plainTextFormattedCitation&quot;: &quot;[2]&quot;, &quot;previouslyFormattedCitation&quot;: &quot;[2]&quot;, &quot;formattedCitation&quot;: &quot;[2]&quot;}, &quot;citationItems&quot;: [{&quot;uris&quot;: [&quot;http://www.mendeley.com/documents/?uuid=09882755-f790-4180-b7aa-398c3560e4d1&quot;], &quot;id&quot;: &quot;ITEM-1&quot;, &quot;itemData&quot;: {&quot;DOI&quot;: &quot;10.1007/978-3-540-78293-3_1&quot;, &quot;ISBN&quot;: &quot;9783540782926&quot;, &quot;author&quot;: [{&quot;given&quot;: &quot;John&quot;, &quot;dropping-particle&quot;: &quot;&quot;, &quot;suffix&quot;: &quot;&quot;, &quot;family&quot;: &quot;Fulcher&quot;, &quot;parse-names&quot;: false, &quot;non-dropping-particle&quot;: &quot;&quot;}], &quot;issued&quot;: {&quot;date-parts&quot;: [[&quot;2008&quot;]]}, &quot;abstract&quot;: &quot;Computational Intelligence: An Introduction, Second Edition offers an in-depth exploration into the adaptive mechanisms that enable intelligent behaviour in complex and changing environments. The main focus of this text is centred on the computational modelling of biological and natural intelligent systems, encompassing swarm intelligence, fuzzy systems, artificial neutral networks, artificial immune systems and evolutionary computation. Engelbrecht provides readers with a wide knowledge of Computational Intelligence (CI) paradigms and algorithms; inviting readers to implement and problem solve real-world, complex problems within the CI development framework. This implementation framework will enable readers to tackle new problems without any difficulty through a single Java class as part of the CI library. Key features of this second edition include: A tutorial, hands-on based presentation of the material. State-of-the-art coverage of the most recent developments in computational intelligence with more elaborate discussions on intelligence and artificial intelligence (AI). New discussion of Darwinian evolution versus Lamarckian evolution, also including swarm robotics, hybrid systems and artificial immune systems. A section on how to perform empirical studies; topics including statistical analysis of stochastic algorithms, and an open source library of CI algorithms. Tables, illustrations, graphs, examples, assignments, Java code implementing the algorithms, and a complete CI implementation and experimental framework. Computational Intelligence: An Introduction, Second Edition is essential reading for third and fourth year undergraduate and postgraduate students studying CI. The first edition has been prescribed by a number of overseas universities and is thus a valuable teaching tool. In addition, it will also be a useful resource for researchers in Computational Intelligence and Artificial Intelligence, as well as engineers, statisticians, operational researchers, and bioinformaticians with an interest in applying AI or CI to solve problems in their domains. Check out http://www.ci.cs.up.ac.za for examples, assignments and Java code implementing the algorithms.&quot;, &quot;ISSN&quot;: &quot;1860949X&quot;, &quot;page&quot;: &quot;3-78&quot;, &quot;volume&quot;: &quot;115&quot;, &quot;container-title&quot;: &quot;Studies in Computational Intelligence&quot;, &quot;title&quot;: &quot;Computational intelligence: An introduction&quot;, &quot;type&quot;: &quot;article&quot;, &quot;id&quot;: &quot;ITEM-1&quot;}}], &quot;properties&quot;: {&quot;noteIndex&quot;: 0}, &quot;schema&quot;: &quot;https://github.com/citation-style-language/schema/raw/master/csl-citation.json&quot;} RNDK0jzfIJSxj"/><text:span text:style-name="T7">[2]</text:span><text:reference-mark-end text:name="ADDIN CSL_CITATION {&quot;mendeley&quot;: {&quot;plainTextFormattedCitation&quot;: &quot;[2]&quot;, &quot;previouslyFormattedCitation&quot;: &quot;[2]&quot;, &quot;formattedCitation&quot;: &quot;[2]&quot;}, &quot;citationItems&quot;: [{&quot;uris&quot;: [&quot;http://www.mendeley.com/documents/?uuid=09882755-f790-4180-b7aa-398c3560e4d1&quot;], &quot;id&quot;: &quot;ITEM-1&quot;, &quot;itemData&quot;: {&quot;DOI&quot;: &quot;10.1007/978-3-540-78293-3_1&quot;, &quot;ISBN&quot;: &quot;9783540782926&quot;, &quot;author&quot;: [{&quot;given&quot;: &quot;John&quot;, &quot;dropping-particle&quot;: &quot;&quot;, &quot;suffix&quot;: &quot;&quot;, &quot;family&quot;: &quot;Fulcher&quot;, &quot;parse-names&quot;: false, &quot;non-dropping-particle&quot;: &quot;&quot;}], &quot;issued&quot;: {&quot;date-parts&quot;: [[&quot;2008&quot;]]}, &quot;abstract&quot;: &quot;Computational Intelligence: An Introduction, Second Edition offers an in-depth exploration into the adaptive mechanisms that enable intelligent behaviour in complex and changing environments. The main focus of this text is centred on the computational modelling of biological and natural intelligent systems, encompassing swarm intelligence, fuzzy systems, artificial neutral networks, artificial immune systems and evolutionary computation. Engelbrecht provides readers with a wide knowledge of Computational Intelligence (CI) paradigms and algorithms; inviting readers to implement and problem solve real-world, complex problems within the CI development framework. This implementation framework will enable readers to tackle new problems without any difficulty through a single Java class as part of the CI library. Key features of this second edition include: A tutorial, hands-on based presentation of the material. State-of-the-art coverage of the most recent developments in computational intelligence with more elaborate discussions on intelligence and artificial intelligence (AI). New discussion of Darwinian evolution versus Lamarckian evolution, also including swarm robotics, hybrid systems and artificial immune systems. A section on how to perform empirical studies; topics including statistical analysis of stochastic algorithms, and an open source library of CI algorithms. Tables, illustrations, graphs, examples, assignments, Java code implementing the algorithms, and a complete CI implementation and experimental framework. Computational Intelligence: An Introduction, Second Edition is essential reading for third and fourth year undergraduate and postgraduate students studying CI. The first edition has been prescribed by a number of overseas universities and is thus a valuable teaching tool. In addition, it will also be a useful resource for researchers in Computational Intelligence and Artificial Intelligence, as well as engineers, statisticians, operational researchers, and bioinformaticians with an interest in applying AI or CI to solve problems in their domains. Check out http://www.ci.cs.up.ac.za for examples, assignments and Java code implementing the algorithms.&quot;, &quot;ISSN&quot;: &quot;1860949X&quot;, &quot;page&quot;: &quot;3-78&quot;, &quot;volume&quot;: &quot;115&quot;, &quot;container-title&quot;: &quot;Studies in Computational Intelligence&quot;, &quot;title&quot;: &quot;Computational intelligence: An introduction&quot;, &quot;type&quot;: &quot;article&quot;, &quot;id&quot;: &quot;ITEM-1&quot;}}], &quot;properties&quot;: {&quot;noteIndex&quot;: 0}, &quot;schema&quot;: &quot;https://github.com/citation-style-language/schema/raw/master/csl-citation.json&quot;} RNDK0jzfIJSxj"/>⁠:</text:p>
      <text:p text:style-name="P1"/>
      <text:list xml:id="list661232565" text:style-name="L1">
        <text:list-item>
          <text:p text:style-name="P45">Um Representação<office:annotation><dc:creator>Juliano </dc:creator><dc:date>2015-06-29T14:01:36</dc:date><text:p text:style-name="P73"><text:span text:style-name="T15">Checar termo em portugues</text:span></text:p></office:annotation>(Codificação) da solução como cromossomo.</text:p>
        </text:list-item>
        <text:list-item>
          <text:p text:style-name="P45">Uma função objetivo ou aptidão, ordenavel, que descreva a aptidão de uma solução em relação às demais.</text:p>
        </text:list-item>
        <text:list-item>
          <text:p text:style-name="P45">Um operador de inicialização da população.</text:p>
        </text:list-item>
        <text:list-item>
          <text:p text:style-name="P45">Um operador de seleção dos indivíduos</text:p>
        </text:list-item>
        <text:list-item>
          <text:p text:style-name="P45">Operadores de reprodução.</text:p>
        </text:list-item>
      </text:list>
      <text:p text:style-name="P1"/>
      <text:p text:style-name="P1">Todos esses termos serão discutidos em detalhes adiante, mas primeiros vamos apresentar um pseudocódigo para a forma genérica de algoritmos evolutivos</text:p>
      <text:p text:style-name="P1"/>
      <text:p text:style-name="P1"/>
      <text:h text:style-name="Heading_20_3" text:outline-level="3">Representação</text:h>
      <text:p text:style-name="P1"/>
      <text:p text:style-name="P1"><text:tab/>Como já foi apresentado, algorítimos evolutivos trabalham com populações de soluções, nessas populações cada indivíduo deve representar em código a forma os parametros de entrada e saída do problema tratado. Aproveitando de sua inspiração biológica, comumente o conjunto dos parâmetros de entrada como é referido como <text:span text:style-name="T1">genótipo (genes) </text:span><text:span text:style-name="T2">e dos parametros de saída como </text:span><text:span text:style-name="T1">fenótipo</text:span><text:span text:style-name="T2">. </text:span>A representação de uma solução em código é uma das decisões mais importantes de um algorítimo evolutivo e pode afetar bastante a a capacidade de busca do algorítimo. </text:p>
      <text:p text:style-name="P1"><text:soft-page-break/><text:tab/>A representação do fenótipo é uma questão bem simples, pois se trata apenas de implementar uma representação ordenável do resultado procurado, no entanto a representação do genótipo é uma questão bem mais complexa. Ao longo dos anos foram propostas várias estruturas de dados para representação dos genes em código, mas a escolha dessa representação não é uma questão direta e é altamente dependente do problema em questão, portanto vamos nos restringir em definir qual foi a abordagem escolhida. Para uma discussão detalhada por favor se refira a <text:reference-mark-start text:name="ADDIN CSL_CITATION {&quot;mendeley&quot;: {&quot;plainText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xF48H354iU"/><text:span text:style-name="T7">[1]</text:span><text:reference-mark-end text:name="ADDIN CSL_CITATION {&quot;mendeley&quot;: {&quot;plainText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xF48H354iU"/>⁠</text:p>
      <text:p text:style-name="P1"><office:annotation><dc:creator>Juliano </dc:creator><dc:date>2015-06-29T16:51:24</dc:date><text:p text:style-name="P73"><text:span text:style-name="T15">Definir como vão ser apresentadas definições ao longo do documento</text:span></text:p><text:p text:style-name="P73"><text:span text:style-name="T15"/></text:p></office:annotation><text:tab/>Durante o resto desse documento iremos nos referir ao genótipo como sendo um vetor de valores reais normalizados no espaço de busca</text:p>
      <text:p text:style-name="P1"><text:user-index-mark-start text:id="IMark105126680" text:index-name="Definição" text:outline-level="1"/>seja X E Rn onde para todo i = 1...n Xi E [0,1] <text:user-index-mark-end text:id="IMark105126680"/></text:p>
      <text:p text:style-name="P1">Definição do fenótipo.</text:p>
      <text:p text:style-name="P1"/>
      <text:h text:style-name="Heading_20_3" text:outline-level="3">Função Objetivo</text:h>
      <text:p text:style-name="P1"><text:tab/>O problema trabalhado em questão é tratado nesse contexto como a função objetivo. Ela dá a relação entre o genótipo e um fenótipo de um indivíduo e as bases para a seleção das soluções. Geralmente tanto em sistemas computacionais, quanto em problemas reais esta é a etapa mais demorada do processamento <text:span text:style-name="T14">e portanto o numero de avaliações objetivo <text:s text:c="2"/>deve ser mínimizado como forma de melhora da busca.</text:span></text:p>
      <text:p text:style-name="P10"/>
      <text:p text:style-name="P1"/>
      <text:h text:style-name="Heading_20_3" text:outline-level="3">Definições</text:h>
      <text:p text:style-name="Text_20_body">Serão consideradas as seguintes definição durante o resto deste documento</text:p>
      <text:p text:style-name="Text_20_body"/>
      <text:p text:style-name="P2"/>
      <text:p text:style-name="P11">x<text:span text:style-name="T3">i</text:span>(t): <text:span text:style-name="T5">Individuo i na população de geração t</text:span></text:p>
      <text:p text:style-name="P11">x<text:span text:style-name="T3">ij</text:span>(t):<text:span text:style-name="T5"> Gene j do individuo i na população de geração t</text:span></text:p>
      <text:p text:style-name="P14"/>
      <text:p text:style-name="P14"/>
      <text:p text:style-name="P14">nj: Número de genes</text:p>
      <text:p text:style-name="P14">ni: Número de indivíduos</text:p>
      <text:p text:style-name="P14"/>
      <text:p text:style-name="P14">rand(min, max): número aleatório dada distribuição uniforme entre min e max</text:p>
      <text:p text:style-name="P14">norm(min, max): número aleatório dada distribuição normal entre min e max</text:p>
      <text:p text:style-name="P14">flip(bias): Lance de moeda com bias<text:reference-mark-start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3GQpryexwD"/><text:span text:style-name="T7">[3]</text:span><text:reference-mark-end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3GQpryexwD"/>⁠</text:p>
      <text:p text:style-name="P2"/>
      <text:p text:style-name="P2"/>
      <text:h text:style-name="Heading_20_3" text:outline-level="3">Pseudocódigo</text:h>
      <text:p text:style-name="P2"/>
      <text:p text:style-name="P2">algoritmo Evolutivo Genérico<text:span text:style-name="T7">[5]</text:span>⁠:</text:p>
      <text:p text:style-name="P2"/>
      <text:list xml:id="list1481929166" text:style-name="L2">
        <text:list-item>
          <text:p text:style-name="P46">Seja t=0 a geração atual</text:p>
        </text:list-item>
        <text:list-item>
          <text:p text:style-name="P46">Cria e inicializa uma nova população xi(t) </text:p>
        </text:list-item>
        <text:list-item>
          <text:p text:style-name="P46">Enquanto (Condição de parada == Falso):</text:p>
          <text:list>
            <text:list-item>
              <text:p text:style-name="P46"><text:soft-page-break/>Avalia a função de fitness f(xi(t)) de cada individuo xi(t)</text:p>
            </text:list-item>
            <text:list-item>
              <text:p text:style-name="P46">Realiza operações de variabilidade</text:p>
            </text:list-item>
            <text:list-item>
              <text:p text:style-name="P46">Escolhe nova população xi(t+1)</text:p>
            </text:list-item>
            <text:list-item>
              <text:p text:style-name="P46">Avança para a próxima geração t = <text:s/>t+1</text:p>
            </text:list-item>
          </text:list>
        </text:list-item>
        <text:list-item>
          <text:p text:style-name="P46">fim</text:p>
        </text:list-item>
      </text:list>
      <text:p text:style-name="P2"/>
      <text:p text:style-name="P2"/>
      <text:p text:style-name="P2"/>
      <text:p text:style-name="P2">Obs.: Neste documento, todos os valores de genótipo serão considerados como sendo normalizados no espaço de busca, ou seja: <text:span text:style-name="T6">x</text:span><text:span text:style-name="T4">ij</text:span><text:span text:style-name="T6">(t) E </text:span>[0, 1].</text:p>
      <text:p text:style-name="P2">A descrição provida aqui pode diferir dos artigos referidos pois ela está fiel a implementação utilizada e não à proposta original.</text:p>
      <text:p text:style-name="P1"/>
      <text:p text:style-name="P1"/>
      <text:p text:style-name="P1"/>
      <text:p text:style-name="P19"/>
      <text:h text:style-name="Heading_20_2" text:outline-level="2">Algoritmos Genéticos</text:h>
      <text:p text:style-name="Standard"><text:tab/>Algorítmos genéticos são a forma mais conhecida de algorítmos evolutivos pois tentam modelar diretamente o conceito de evolução genética de uma população. Nesse contexto é necessário que cada solução seja representada a simular uma cadeia de cromossomos, a cada geração os indivíduos geram descendentes utilizando uma operação de crossover e podem sofrer mutações aleatórias, da nova população total é feito um processo de seleção que beneficie os mais aptos (maior fitness) para produzir a próxima geração de indivíduos.</text:p>
      <text:p text:style-name="Standard"/>
      <text:p text:style-name="P3">Mutação: </text:p>
      <text:list xml:id="list1047813175" text:style-name="L3">
        <text:list-item>
          <text:p text:style-name="P50">Para todo xi</text:p>
          <text:list>
            <text:list-item>
              <text:p text:style-name="P50">para j = <text:s/>1 .. nj</text:p>
              <text:list>
                <text:list-item>
                  <text:p text:style-name="P50">se flip(PMut): yij = xij+rand(-Alpha, +Alpha)</text:p>
                </text:list-item>
                <text:list-item>
                  <text:p text:style-name="P50">se não: <text:tab/>yij = xij</text:p>
                </text:list-item>
              </text:list>
            </text:list-item>
            <text:list-item>
              <text:p text:style-name="P50">fim</text:p>
            </text:list-item>
          </text:list>
        </text:list-item>
        <text:list-item>
          <text:p text:style-name="P50">fim<text:tab/><text:tab/></text:p>
        </text:list-item>
      </text:list>
      <text:p text:style-name="P6"/>
      <text:p text:style-name="P6"/>
      <text:p text:style-name="P3">Crossover: </text:p>
      <text:list xml:id="list972791429" text:style-name="L4">
        <text:list-item>
          <text:p text:style-name="P51">Para todo xi</text:p>
          <text:list>
            <text:list-item>
              <text:p text:style-name="P51">escolha dois pais x1ij e x2ij gere dois filhos y1ij e y2ij</text:p>
            </text:list-item>
            <text:list-item>
              <text:p text:style-name="P51">y1ij <text:s/>= x1ij</text:p>
            </text:list-item>
            <text:list-item>
              <text:p text:style-name="P51">y2ij = x2ij</text:p>
            </text:list-item>
            <text:list-item>
              <text:p text:style-name="P51">se flip(PXover):</text:p>
              <text:list>
                <text:list-item>
                  <text:p text:style-name="P51">para j = <text:s/>1 .. nj</text:p>
                </text:list-item>
                <text:list-item>
                  <text:p text:style-name="P51">delta = rand(0, 1)</text:p>
                </text:list-item>
                <text:list-item>
                  <text:p text:style-name="P51">y1ij = x1ij*delta + x2ij(1-delta)</text:p>
                </text:list-item>
                <text:list-item>
                  <text:p text:style-name="P51">y2ij = x2ij*delta + x1ij(1-delta)</text:p>
                </text:list-item>
              </text:list>
            </text:list-item>
            <text:list-item>
              <text:p text:style-name="P51">fim</text:p>
            </text:list-item>
          </text:list>
        </text:list-item>
        <text:list-item>
          <text:p text:style-name="P51">fim</text:p>
        </text:list-item>
      </text:list>
      <text:p text:style-name="P8"><text:soft-page-break/><text:span text:style-name="T1">Parâmetros</text:span>: PopSize, PXover, PMut, Epsilon</text:p>
      <text:p text:style-name="P8"/>
      <text:p text:style-name="P6"/>
      <text:p text:style-name="P8"><text:tab/></text:p>
      <text:p text:style-name="P8"><text:tab/><text:tab/></text:p>
      <text:p text:style-name="P3">algoritmo:</text:p>
      <text:list xml:id="list775900360" text:style-name="L5">
        <text:list-item>
          <text:p text:style-name="P47">Seja t=0 a geração atual</text:p>
        </text:list-item>
        <text:list-item>
          <text:p text:style-name="P47">Cria e inicializa uma nova população xi(t) uniformemente</text:p>
        </text:list-item>
        <text:list-item>
          <text:p text:style-name="P47">Enquanto (Condição de parada == Falso):</text:p>
          <text:list>
            <text:list-item>
              <text:p text:style-name="P47">Avalia a função de fitness f(xi(t)) de cada individuo xi(t)</text:p>
            </text:list-item>
            <text:list-item>
              <text:p text:style-name="P47">Gera yi(t) utilizando operação de crossover</text:p>
            </text:list-item>
            <text:list-item>
              <text:p text:style-name="P47">Altera yi(t) utilizando operação de mutação</text:p>
            </text:list-item>
            <text:list-item>
              <text:p text:style-name="P47">Escolhe nova população xi(t+1) com os melhores indivíduos xi(t) e yi(t)</text:p>
            </text:list-item>
            <text:list-item>
              <text:p text:style-name="P47">Avança para a próxima geração t = <text:s/>t+1</text:p>
            </text:list-item>
          </text:list>
        </text:list-item>
        <text:list-item>
          <text:p text:style-name="P52">fim</text:p>
        </text:list-item>
      </text:list>
      <text:p text:style-name="P8"/>
      <text:p text:style-name="P8"/>
      <text:p text:style-name="P8"/>
      <text:p text:style-name="P8"/>
      <text:p text:style-name="P6"><text:span text:style-name="T1">Fontes</text:span>: <text:reference-mark-start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1nx1BQIdze"/><text:span text:style-name="T7">[3]</text:span><text:reference-mark-end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1nx1BQIdze"/></text:p>
      <text:p text:style-name="P6"/>
      <text:p text:style-name="P6"/>
      <text:p text:style-name="P6"/>
      <text:p text:style-name="P8"/>
      <text:p text:style-name="P8"/>
      <text:h text:style-name="P68" text:outline-level="3"><text:bookmark-start text:name="__RefHeading__28631_1995092607"/>Evolução Diferencial<text:bookmark-end text:name="__RefHeading__28631_1995092607"/></text:h>
      <text:p text:style-name="P8"><text:tab/>algoritmo projetado especificamente para problemas com parâmetros reais. Baseia-se na criação de novos indivíduos a partir da diferença de indivíduos da população original. </text:p>
      <text:p text:style-name="P8"/>
      <text:p text:style-name="P8"><text:span text:style-name="T1">Parâmetros</text:span>: PopSize, Bias, Beta</text:p>
      <text:p text:style-name="P8"/>
      <text:p text:style-name="P3">Trial: </text:p>
      <text:list xml:id="list959029643" text:style-name="L6">
        <text:list-item>
          <text:p text:style-name="P53">Para todo xi gere yi</text:p>
          <text:list>
            <text:list-item>
              <text:p text:style-name="P53">escolha xa, xb, xc diferentes de xi</text:p>
            </text:list-item>
            <text:list-item>
              <text:p text:style-name="P53">yi = xa + beta*(xb - xc)</text:p>
            </text:list-item>
          </text:list>
        </text:list-item>
        <text:list-item>
          <text:p text:style-name="P53">fim</text:p>
        </text:list-item>
      </text:list>
      <text:p text:style-name="P8"/>
      <text:p text:style-name="P3">Crossover Uniforme: </text:p>
      <text:list xml:id="list938365107" text:style-name="L7">
        <text:list-item>
          <text:p text:style-name="P54">Para todo xi e yi</text:p>
          <text:list>
            <text:list-item>
              <text:p text:style-name="P54">para j = <text:s/>1 .. nj</text:p>
              <text:list>
                <text:list-item>
                  <text:p text:style-name="P54">se flip(bias): <text:tab/>zij = xij</text:p>
                </text:list-item>
                <text:list-item>
                  <text:p text:style-name="P54">se não:<text:tab/><text:tab/>zij = yij</text:p>
                </text:list-item>
              </text:list>
            </text:list-item>
            <text:list-item>
              <text:p text:style-name="P54">fim</text:p>
            </text:list-item>
          </text:list>
        </text:list-item>
        <text:list-item>
          <text:p text:style-name="P54">fim</text:p>
        </text:list-item>
      </text:list>
      <text:p text:style-name="P8"><text:tab/></text:p>
      <text:p text:style-name="P8"><text:tab/><text:tab/></text:p>
      <text:p text:style-name="P3">algoritmo:</text:p>
      <text:list xml:id="list931443970" text:style-name="L8">
        <text:list-item>
          <text:p text:style-name="P48"><text:soft-page-break/>Seja t=0 a geração atual</text:p>
        </text:list-item>
        <text:list-item>
          <text:p text:style-name="P48">Cria e inicializa uma nova população xi(t) uniformemente</text:p>
        </text:list-item>
        <text:list-item>
          <text:p text:style-name="P48">Enquanto (Condição de parada == Falso):</text:p>
          <text:list>
            <text:list-item>
              <text:p text:style-name="P48">Avalia a função de fitness f(xi(t)) de cada individuo xi(t)</text:p>
            </text:list-item>
            <text:list-item>
              <text:p text:style-name="P48">Gera população de trial yi(t)</text:p>
            </text:list-item>
            <text:list-item>
              <text:p text:style-name="P48">Gera os descendentes zi(t) fazendo crossover uniforme em xi(t) e yi(t)</text:p>
            </text:list-item>
            <text:list-item>
              <text:p text:style-name="P48">Escolhe nova população xi(t+1) com os melhores indivíduos xi(t) e zi(t)</text:p>
            </text:list-item>
            <text:list-item>
              <text:p text:style-name="P48">Avança para a proxema geração t = <text:s/>t+1</text:p>
            </text:list-item>
          </text:list>
        </text:list-item>
        <text:list-item>
          <text:p text:style-name="P55">fim</text:p>
        </text:list-item>
      </text:list>
      <text:p text:style-name="P8"/>
      <text:p text:style-name="P8"/>
      <text:p text:style-name="P8"/>
      <text:p text:style-name="P8"/>
      <text:p text:style-name="P8"/>
      <text:p text:style-name="P8"/>
      <text:p text:style-name="P8"/>
      <text:p text:style-name="P8"><text:span text:style-name="T1">Fontes</text:span>: <text:reference-mark-start text:name="ADDIN CSL_CITATION {&quot;mendeley&quot;: {&quot;plainTextFormattedCitation&quot;: &quot;[7]&quot;, &quot;previouslyFormattedCitation&quot;: &quot;[7]&quot;, &quot;formattedCitation&quot;: &quot;[7]&quot;}, &quot;citationItems&quot;: [{&quot;uris&quot;: [&quot;http://www.mendeley.com/documents/?uuid=f4abe078-fe61-4608-90d2-56dbfd6f900d&quot;], &quot;id&quot;: &quot;ITEM-1&quot;, &quot;itemData&quot;: {&quot;DOI&quot;: &quot;10.1023/A:1008202821328&quot;, &quot;ISBN&quot;: &quot;0925-5001&quot;, &quot;author&quot;: [{&quot;given&quot;: &quot;Rainer&quot;, &quot;dropping-particle&quot;: &quot;&quot;, &quot;suffix&quot;: &quot;&quot;, &quot;family&quot;: &quot;Storn&quot;, &quot;parse-names&quot;: false, &quot;non-dropping-particle&quot;: &quot;&quot;}, {&quot;given&quot;: &quot;K&quot;, &quot;dropping-particle&quot;: &quot;&quot;, &quot;suffix&quot;: &quot;&quot;, &quot;family&quot;: &quot;Price&quot;, &quot;parse-names&quot;: false, &quot;non-dropping-particle&quot;: &quot;&quot;}], &quot;issued&quot;: {&quot;date-parts&quot;: [[&quot;1997&quot;]]}, &quot;abstract&quot;: &quot;A new heuristic approach for minimizing possibly nonlinear and non-differentiable con- tinuous space functions is presented. By means of an extensive testbed it is demonstrated that the new method converges faster and with more certainty than many other acclaimed global optimization methods. The new method requires few control variables, is robust, easy to use, and lends itself very well to parallel computation.&quot;, &quot;ISSN&quot;: &quot;0925-5001&quot;, &quot;page&quot;: &quot;341-359&quot;, &quot;container-title&quot;: &quot;Journal of global optimization&quot;, &quot;title&quot;: &quot;Differential evolution\u2013a simple and efficient heuristic for global optimization over continuous spaces&quot;, &quot;type&quot;: &quot;article-journal&quot;, &quot;id&quot;: &quot;ITEM-1&quot;}}], &quot;properties&quot;: {&quot;noteIndex&quot;: 0}, &quot;schema&quot;: &quot;https://github.com/citation-style-language/schema/raw/master/csl-citation.json&quot;} RNDn33DXIU0Ck"/><text:span text:style-name="T8">[7]</text:span><text:reference-mark-end text:name="ADDIN CSL_CITATION {&quot;mendeley&quot;: {&quot;plainTextFormattedCitation&quot;: &quot;[7]&quot;, &quot;previouslyFormattedCitation&quot;: &quot;[7]&quot;, &quot;formattedCitation&quot;: &quot;[7]&quot;}, &quot;citationItems&quot;: [{&quot;uris&quot;: [&quot;http://www.mendeley.com/documents/?uuid=f4abe078-fe61-4608-90d2-56dbfd6f900d&quot;], &quot;id&quot;: &quot;ITEM-1&quot;, &quot;itemData&quot;: {&quot;DOI&quot;: &quot;10.1023/A:1008202821328&quot;, &quot;ISBN&quot;: &quot;0925-5001&quot;, &quot;author&quot;: [{&quot;given&quot;: &quot;Rainer&quot;, &quot;dropping-particle&quot;: &quot;&quot;, &quot;suffix&quot;: &quot;&quot;, &quot;family&quot;: &quot;Storn&quot;, &quot;parse-names&quot;: false, &quot;non-dropping-particle&quot;: &quot;&quot;}, {&quot;given&quot;: &quot;K&quot;, &quot;dropping-particle&quot;: &quot;&quot;, &quot;suffix&quot;: &quot;&quot;, &quot;family&quot;: &quot;Price&quot;, &quot;parse-names&quot;: false, &quot;non-dropping-particle&quot;: &quot;&quot;}], &quot;issued&quot;: {&quot;date-parts&quot;: [[&quot;1997&quot;]]}, &quot;abstract&quot;: &quot;A new heuristic approach for minimizing possibly nonlinear and non-differentiable con- tinuous space functions is presented. By means of an extensive testbed it is demonstrated that the new method converges faster and with more certainty than many other acclaimed global optimization methods. The new method requires few control variables, is robust, easy to use, and lends itself very well to parallel computation.&quot;, &quot;ISSN&quot;: &quot;0925-5001&quot;, &quot;page&quot;: &quot;341-359&quot;, &quot;container-title&quot;: &quot;Journal of global optimization&quot;, &quot;title&quot;: &quot;Differential evolution\u2013a simple and efficient heuristic for global optimization over continuous spaces&quot;, &quot;type&quot;: &quot;article-journal&quot;, &quot;id&quot;: &quot;ITEM-1&quot;}}], &quot;properties&quot;: {&quot;noteIndex&quot;: 0}, &quot;schema&quot;: &quot;https://github.com/citation-style-language/schema/raw/master/csl-citation.json&quot;} RNDn33DXIU0Ck"/><text:span text:style-name="T1">⁠</text:span> </text:p>
      <text:p text:style-name="P8"/>
      <text:p text:style-name="P8"/>
      <text:p text:style-name="P8"/>
      <text:p text:style-name="P6"/>
      <text:p text:style-name="P6"/>
      <text:p text:style-name="P6"/>
      <text:p text:style-name="P8"/>
      <text:h text:style-name="P68" text:outline-level="3"><text:bookmark-start text:name="__RefHeading__28633_1995092607"/>Opt-aiNet<text:bookmark-end text:name="__RefHeading__28633_1995092607"/></text:h>
      <text:p text:style-name="P8"><text:tab/>algoritmo projetado especificamente para problemas com parâmetros reais. É inspirado no princípio de redes imunes. É eficiente para funções com muitos ótimos locais.</text:p>
      <text:p text:style-name="P8"/>
      <text:p text:style-name="P8"><text:span text:style-name="T1">Parâmetros</text:span>: PopSize, Nclones, ErrorThreshold, suppressionThreshold</text:p>
      <text:p text:style-name="P8"/>
      <text:p text:style-name="P3">Mutação Afim: </text:p>
      <text:list xml:id="list1228613844" text:style-name="L9">
        <text:list-item>
          <text:p text:style-name="P56">para j = <text:s/>1 .. nj</text:p>
          <text:list>
            <text:list-item>
              <text:p text:style-name="P56">a = 1/100*exp(-f);</text:p>
            </text:list-item>
            <text:list-item>
              <text:p text:style-name="P56">yij = yij + a*norm(0,1)</text:p>
            </text:list-item>
          </text:list>
        </text:list-item>
        <text:list-item>
          <text:p text:style-name="P56">fim</text:p>
        </text:list-item>
      </text:list>
      <text:p text:style-name="P6"/>
      <text:p text:style-name="P7">Onde f é o valor do fenótipo normalizado</text:p>
      <text:p text:style-name="P8"><text:tab/></text:p>
      <text:p text:style-name="P8"/>
      <text:p text:style-name="P3">algoritmo:</text:p>
      <text:list xml:id="list2052642232" text:style-name="L10">
        <text:list-item>
          <text:p text:style-name="P49">Seja t=0 a geração atual</text:p>
        </text:list-item>
        <text:list-item>
          <text:p text:style-name="P49">Cria e inicializa uma nova população xi(t) uniformemente</text:p>
        </text:list-item>
        <text:list-item>
          <text:p text:style-name="P49">Enquanto (Condição de parada == Falso):</text:p>
          <text:list>
            <text:list-item>
              <text:p text:style-name="P49">Avalia a população e normaliza</text:p>
            </text:list-item>
            <text:list-item>
              <text:p text:style-name="P49"><text:s/>para cada indivíduo cria Nclones clones com Mutação afim</text:p>
              <text:list>
                <text:list-item>
                  <text:p text:style-name="P49">avalia os clones</text:p>
                </text:list-item>
                <text:list-item>
                  <text:p text:style-name="P49">seleciona o melhor</text:p>
                </text:list-item>
              </text:list>
            </text:list-item>
            <text:list-item>
              <text:p text:style-name="P49"><text:soft-page-break/>Determina erro médio (fitness médio(t) – fitness médio t-1)</text:p>
            </text:list-item>
            <text:list-item>
              <text:p text:style-name="P49">Se erro &gt; ErrorThreshold volta para 3.1</text:p>
            </text:list-item>
            <text:list-item>
              <text:p text:style-name="P49">Determina distância euclidiana entre as indivíduos</text:p>
            </text:list-item>
            <text:list-item>
              <text:p text:style-name="P49">Ordena indivíduos</text:p>
            </text:list-item>
            <text:list-item>
              <text:p text:style-name="P49">Para cada xi(t) remove todos indivíduos cuja distância &lt; suppressionThreshold</text:p>
            </text:list-item>
            <text:list-item>
              <text:p text:style-name="P49">Cria n indivíduos aleatórios onde n = newPopPercentage*(população atual)</text:p>
            </text:list-item>
            <text:list-item>
              <text:p text:style-name="P49">Avança para a proxema geração t = <text:s/>t+1</text:p>
            </text:list-item>
          </text:list>
        </text:list-item>
        <text:list-item>
          <text:p text:style-name="P49">fim</text:p>
        </text:list-item>
      </text:list>
      <text:p text:style-name="P5"><text:tab/></text:p>
      <text:p text:style-name="P5"/>
      <text:p text:style-name="P2"/>
      <text:p text:style-name="P2"/>
      <text:p text:style-name="P2"/>
      <text:p text:style-name="P2"/>
      <text:p text:style-name="P2"/>
      <text:p text:style-name="P3">Fontes: <text:reference-mark-start text:name="ADDIN CSL_CITATION {&quot;mendeley&quot;: {&quot;plainTextFormattedCitation&quot;: &quot;[8]&quot;, &quot;previouslyFormattedCitation&quot;: &quot;[8]&quot;, &quot;formattedCitation&quot;: &quot;[8]&quot;}, &quot;citationItems&quot;: [{&quot;uris&quot;: [&quot;http://www.mendeley.com/documents/?uuid=cff284fe-f0f7-4a5b-a013-d2ac4c2e1bc3&quot;], &quot;id&quot;: &quot;ITEM-1&quot;, &quot;itemData&quot;: {&quot;DOI&quot;: &quot;10.1109/CEC.2002.1007011&quot;, &quot;ISBN&quot;: &quot;0-7803-7282-4&quot;, &quot;author&quot;: [{&quot;given&quot;: &quot;L.N.&quot;, &quot;dropping-particle&quot;: &quot;&quot;, &quot;suffix&quot;: &quot;&quot;, &quot;family&quot;: &quot;Castro&quot;, &quot;parse-names&quot;: false, &quot;non-dropping-particle&quot;: &quot;de&quot;}, {&quot;given&quot;: &quot;J.&quot;, &quot;dropping-particle&quot;: &quot;&quot;, &quot;suffix&quot;: &quot;&quot;, &quot;family&quot;: &quot;Timmis&quot;, &quot;parse-names&quot;: false, &quot;non-dropping-particle&quot;: &quot;&quot;}], &quot;issued&quot;: {&quot;date-parts&quot;: [[&quot;2006&quot;]]}, &quot;abstract&quot;: &quot;Immune algorithm can identify and maintain multiple optima of a multimodal function. But immune algorithm only uses part of excellent characteristics of immune system, and it has some shortcomings such as slow convergence rate and weak diversity. So an improved immune method is introduced in this paper. It develops the original algorithm by use of negative selection that can speed up the convergence and the mechanism of hierarchy that can improve the veracity of identifying multiple optimal. Furthermore, the experimental results show the validity of this new method to solve the multi-peak-value function optimization problem.&quot;, &quot;ISSN&quot;: &quot;0780372824&quot;, &quot;page&quot;: &quot;699-704&quot;, &quot;volume&quot;: &quot;1&quot;, &quot;container-title&quot;: &quot;Proceedings of the 2002 Congress on Evolutionary Computation. CEC'02 (Cat. No.02TH8600)&quot;, &quot;title&quot;: &quot;An artificial immune network for multimodal function optimization&quot;, &quot;type&quot;: &quot;article-journal&quot;, &quot;id&quot;: &quot;ITEM-1&quot;}}], &quot;properties&quot;: {&quot;noteIndex&quot;: 0}, &quot;schema&quot;: &quot;https://github.com/citation-style-language/schema/raw/master/csl-citation.json&quot;} RNDPJk4fFzwWU"/><text:span text:style-name="T7">[8]</text:span><text:reference-mark-end text:name="ADDIN CSL_CITATION {&quot;mendeley&quot;: {&quot;plainTextFormattedCitation&quot;: &quot;[8]&quot;, &quot;previouslyFormattedCitation&quot;: &quot;[8]&quot;, &quot;formattedCitation&quot;: &quot;[8]&quot;}, &quot;citationItems&quot;: [{&quot;uris&quot;: [&quot;http://www.mendeley.com/documents/?uuid=cff284fe-f0f7-4a5b-a013-d2ac4c2e1bc3&quot;], &quot;id&quot;: &quot;ITEM-1&quot;, &quot;itemData&quot;: {&quot;DOI&quot;: &quot;10.1109/CEC.2002.1007011&quot;, &quot;ISBN&quot;: &quot;0-7803-7282-4&quot;, &quot;author&quot;: [{&quot;given&quot;: &quot;L.N.&quot;, &quot;dropping-particle&quot;: &quot;&quot;, &quot;suffix&quot;: &quot;&quot;, &quot;family&quot;: &quot;Castro&quot;, &quot;parse-names&quot;: false, &quot;non-dropping-particle&quot;: &quot;de&quot;}, {&quot;given&quot;: &quot;J.&quot;, &quot;dropping-particle&quot;: &quot;&quot;, &quot;suffix&quot;: &quot;&quot;, &quot;family&quot;: &quot;Timmis&quot;, &quot;parse-names&quot;: false, &quot;non-dropping-particle&quot;: &quot;&quot;}], &quot;issued&quot;: {&quot;date-parts&quot;: [[&quot;2006&quot;]]}, &quot;abstract&quot;: &quot;Immune algorithm can identify and maintain multiple optima of a multimodal function. But immune algorithm only uses part of excellent characteristics of immune system, and it has some shortcomings such as slow convergence rate and weak diversity. So an improved immune method is introduced in this paper. It develops the original algorithm by use of negative selection that can speed up the convergence and the mechanism of hierarchy that can improve the veracity of identifying multiple optimal. Furthermore, the experimental results show the validity of this new method to solve the multi-peak-value function optimization problem.&quot;, &quot;ISSN&quot;: &quot;0780372824&quot;, &quot;page&quot;: &quot;699-704&quot;, &quot;volume&quot;: &quot;1&quot;, &quot;container-title&quot;: &quot;Proceedings of the 2002 Congress on Evolutionary Computation. CEC'02 (Cat. No.02TH8600)&quot;, &quot;title&quot;: &quot;An artificial immune network for multimodal function optimization&quot;, &quot;type&quot;: &quot;article-journal&quot;, &quot;id&quot;: &quot;ITEM-1&quot;}}], &quot;properties&quot;: {&quot;noteIndex&quot;: 0}, &quot;schema&quot;: &quot;https://github.com/citation-style-language/schema/raw/master/csl-citation.json&quot;} RNDPJk4fFzwWU"/>⁠<text:span text:style-name="T2"> </text:span><text:s/></text:p>
      <text:p text:style-name="P2"/>
      <text:p text:style-name="P6"/>
      <text:p text:style-name="P6"/>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Lohit Hindi1" svg:font-family="'Lohit Hindi'"/>
    <style:font-face style:name="OpenSymbol" svg:font-family="OpenSymbol"/>
    <style:font-face style:name="arial" svg:font-family="arial, sans-serif"/>
    <style:font-face style:name="Ubuntu" svg:font-family="Ubuntu"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list-style-name="" style:class="index">
      <style:paragraph-properties text:number-lines="false" text:line-number="0">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list-style-name="" style:class="index">
      <style:paragraph-properties>
        <style:tab-stops>
          <style:tab-stop style:position="6.7283in" style:type="right" style:leader-style="dotted" style:leader-text="."/>
        </style:tab-stops>
      </style:paragraph-properties>
    </style:style>
    <style:style style:name="Contents_20_3" style:display-name="Contents 3" style:family="paragraph" style:parent-style-name="Index" style:list-style-name="" style:class="index">
      <style:paragraph-properties fo:background-color="transparent" style:shadow="none">
        <style:tab-stops>
          <style:tab-stop style:position="6.5319in" style:type="right" style:leader-style="dotted" style:leader-text="."/>
        </style:tab-stops>
        <style:background-image/>
      </style:paragraph-properties>
      <style:text-properties fo:font-size="11pt"/>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9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7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ela"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Drop_20_Caps" style:display-name="Drop Caps" style:family="text"/>
    <style:style style:name="User_20_Entry" style:display-name="User Entry" style:family="text">
      <style:text-properties style:font-name="Droid Sans Mono" style:font-name-asian="Droid Sans Fallback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Main_20_parts" style:display-name="Main parts">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Endnote" style:page-layout-name="Mpm2"/>
    <style:master-page style:name="Envelope" style:page-layout-name="Mpm3"/>
    <style:master-page style:name="two_20_columns" style:display-name="two columns"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ano </meta:initial-creator>
    <meta:creation-date>2015-06-20T17:55:48</meta:creation-date>
    <dc:date>2015-07-01T13:29:16</dc:date>
    <dc:creator>Juliano </dc:creator>
    <meta:editing-duration>P1DT22H38M10S</meta:editing-duration>
    <meta:editing-cycles>113</meta:editing-cycles>
    <meta:generator>LibreOffice/3.5$Linux_X86_64 LibreOffice_project/350m1$Build-2</meta:generator>
    <meta:document-statistic meta:table-count="0" meta:image-count="0" meta:object-count="0" meta:page-count="6" meta:paragraph-count="133" meta:word-count="1293" meta:character-count="7965" meta:non-whitespace-character-count="6713"/>
    <meta:user-defined meta:name="Mendeley Citation Style_1">http://www.zotero.org/styles/ieee</meta:user-defined>
    <meta:user-defined meta:name="Mendeley Document_1">True</meta:user-defined>
    <meta:user-defined meta:name="Mendeley User Name_1">julianosiloto@gmail.com@www.mendeley.com</meta:user-defined>
  </office:meta>
</office:document-meta>
</file>